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02in"/>
    </style:style>
    <style:style style:name="co15" style:family="table-column">
      <style:table-column-properties fo:break-before="auto" style:column-width="0.9165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0.4835in"/>
    </style:style>
    <style:style style:name="co18" style:family="table-column">
      <style:table-column-properties fo:break-before="auto" style:column-width="2.0366in"/>
    </style:style>
    <style:style style:name="co19" style:family="table-column">
      <style:table-column-properties fo:break-before="auto" style:column-width="3.5866in"/>
    </style:style>
    <style:style style:name="co20" style:family="table-column">
      <style:table-column-properties fo:break-before="auto" style:column-width="1.0665in"/>
    </style:style>
    <style:style style:name="co21" style:family="table-column">
      <style:table-column-properties fo:break-before="auto" style:column-width="2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3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4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6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2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7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0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06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08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5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97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22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2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26" style:family="table-cell" style:parent-style-name="Default">
      <style:table-cell-properties fo:border-bottom="0.06pt solid #000000" fo:background-color="#729fcf" fo:border-left="none" fo:border-right="0.06pt solid #000000" fo:border-top="0.06pt solid #000000" style:vertical-align="middle"/>
    </style:style>
    <style:style style:name="ce107" style:family="table-cell" style:parent-style-name="Default">
      <style:table-cell-properties fo:border-bottom="0.06pt solid #000000" fo:background-color="#81d41a" fo:border-left="none" fo:border-right="0.06pt solid #000000" fo:border-top="0.06pt solid #000000" style:vertical-align="middle"/>
    </style:style>
    <style:style style:name="ce10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14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729fcf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1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1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88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2" style:family="table-cell" style:parent-style-name="Default">
      <style:table-cell-properties fo:border-bottom="0.06pt solid #000000" fo:background-color="#bbe33d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95" style:family="table-cell" style:parent-style-name="Default">
      <style:table-cell-properties style:vertical-align="middle"/>
    </style:style>
    <style:style style:name="ce196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198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68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00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06pt solid #000000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204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206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Microsoft YaHei" style:language-complex="hi" style:country-complex="I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font-style-asian="normal" style:font-style-complex="normal" style:text-emphasize="none" style:font-relief="none" style:font-name-complex="Lucida Sans"/>
    </style:style>
    <style:style style:name="T4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italic" style:font-style-asian="italic" style:font-style-complex="italic"/>
    </style:style>
    <style:style style:name="T5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63" table:number-columns-spanned="1" table:number-rows-spanned="9"/>
          <table:table-cell table:style-name="ce66" office:value-type="string" calcext:value-type="string" table:number-columns-spanned="1" table:number-rows-spanned="3">
            <text:p>High Memory</text:p>
            <text:p>32 KB</text:p>
          </table:table-cell>
          <table:table-cell table:style-name="ce6" office:value-type="string" calcext:value-type="string" table:number-columns-spanned="1" table:number-rows-spanned="3">
            <text:p>RAM</text:p>
            <text:p>32 KB</text:p>
          </table:table-cell>
          <table:table-cell table:style-name="ce105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74"/>
          <table:covered-table-cell table:style-name="ce6"/>
          <table:table-cell table:style-name="ce106"/>
          <table:table-cell table:number-columns-repeated="5"/>
        </table:table-row>
        <table:table-row table:style-name="ro2">
          <table:covered-table-cell/>
          <table:covered-table-cell table:style-name="ce74"/>
          <table:covered-table-cell table:style-name="ce6"/>
          <table:table-cell table:style-name="ce108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76" office:value-type="string" calcext:value-type="string" table:number-columns-spanned="1" table:number-rows-spanned="6">
            <text:p>Low Memory</text:p>
            <text:p>32 KB</text:p>
          </table:table-cell>
          <table:table-cell table:style-name="ce6" office:value-type="string" calcext:value-type="string" table:number-columns-spanned="1" table:number-rows-spanned="3">
            <text:p>RAM</text:p>
            <text:p>16 KB</text:p>
          </table:table-cell>
          <table:table-cell table:style-name="ce105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77"/>
          <table:covered-table-cell table:style-name="ce82"/>
          <table:table-cell table:style-name="ce106"/>
          <table:table-cell table:number-columns-repeated="5"/>
        </table:table-row>
        <table:table-row table:style-name="ro2">
          <table:covered-table-cell/>
          <table:covered-table-cell table:style-name="ce77"/>
          <table:covered-table-cell table:style-name="ce82"/>
          <table:table-cell table:style-name="ce108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77"/>
          <table:table-cell table:style-name="ce87" office:value-type="string" calcext:value-type="string" table:number-columns-spanned="1" table:number-rows-spanned="3">
            <text:p>ROM</text:p>
            <text:p>16 KB</text:p>
          </table:table-cell>
          <table:table-cell table:style-name="ce105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77"/>
          <table:table-cell table:style-name="ce106"/>
          <table:table-cell table:number-columns-repeated="5"/>
        </table:table-row>
        <table:table-row table:style-name="ro2">
          <table:covered-table-cell/>
          <table:covered-table-cell table:number-columns-repeated="2" table:style-name="ce77"/>
          <table:table-cell table:style-name="ce108" office:value-type="string" calcext:value-type="string">
            <text:p>$0000</text:p>
          </table:table-cell>
          <table:table-cell table:number-columns-repeated="5"/>
        </table:table-row>
      </table:table>
      <table:table table:name="ROM Mark II" table:style-name="ta1">
        <table:table-column table:style-name="co8" table:default-cell-style-name="ce86"/>
        <table:table-column table:style-name="co9" table:default-cell-style-name="ce8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81" office:value-type="string" calcext:value-type="string" table:number-columns-spanned="2" table:number-rows-spanned="1">
            <text:p>Address</text:p>
          </table:table-cell>
          <table:covered-table-cell table:style-name="ce88"/>
          <table:table-cell table:style-name="ce88" office:value-type="string" calcext:value-type="string" table:number-columns-spanned="3" table:number-rows-spanned="1">
            <text:p>Description</text:p>
          </table:table-cell>
          <table:covered-table-cell table:style-name="ce88"/>
          <table:covered-table-cell table:style-name="ce114"/>
          <table:table-cell table:style-name="ce125" office:value-type="string" calcext:value-type="string">
            <text:p>Size (bytes)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 table:number-columns-spanned="5" table:number-rows-spanned="1">
            <text:p>ROM</text:p>
          </table:table-cell>
          <table:covered-table-cell table:style-name="ce89"/>
          <table:covered-table-cell table:number-columns-repeated="3" table:style-name="ce94"/>
          <table:table-cell table:style-name="ce126" table:formula="of:=COM.MICROSOFT.CONCAT(TEXT(SUM([.F3:.F13])-[.F7];&quot;#####&quot;); &quot; (&quot;; TEXT((SUM([.F3:.F13])-[.F7])/1024;&quot;#####&quot;); &quot; KB)&quot;)" office:value-type="string" office:string-value="16384 (16 KB)" calcext:value-type="string">
            <text:p>16384 (16 KB)</text:p>
          </table:table-cell>
          <table:table-cell table:number-columns-repeated="2"/>
        </table:table-row>
        <table:table-row table:style-name="ro1">
          <table:table-cell table:style-name="ce84" office:value-type="string" calcext:value-type="string">
            <text:p>0000</text:p>
          </table:table-cell>
          <table:table-cell table:style-name="ce84" office:value-type="string" calcext:value-type="string">
            <text:p>0007</text:p>
          </table:table-cell>
          <table:table-cell table:style-name="ce97" office:value-type="string" calcext:value-type="string" table:number-columns-spanned="2" table:number-rows-spanned="1">
            <text:p>Cold Boot</text:p>
          </table:table-cell>
          <table:covered-table-cell table:style-name="ce22"/>
          <table:table-cell table:style-name="ce30" table:formula="of:=COM.MICROSOFT.CONCAT(&quot;BIOS &quot;;CHAR(10);CHAR(13);TEXT(SUM([.F3:.F5]);&quot;####&quot;);&quot; bytes&quot;)" office:value-type="string" office:string-value="BIOS &#10;&#13;4928 bytes" calcext:value-type="string" table:number-columns-spanned="1" table:number-rows-spanned="3">
            <text:p>BIOS </text:p>
            <text:p>4928 bytes</text:p>
          </table:table-cell>
          <table:table-cell table:style-name="ce130" table:formula="of:=HEX2DEC([.B3])-HEX2DEC([.A3])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85" table:formula="of:=DEC2HEX(HEX2DEC([.B3])+1; 4)" office:value-type="string" office:string-value="0008" calcext:value-type="string">
            <text:p>0008</text:p>
          </table:table-cell>
          <table:table-cell table:style-name="ce84" office:value-type="string" calcext:value-type="string">
            <text:p>0215</text:p>
          </table:table-cell>
          <table:table-cell table:style-name="ce97" office:value-type="string" calcext:value-type="string" table:number-columns-spanned="2" table:number-rows-spanned="1">
            <text:p>Initialise SIO/2</text:p>
          </table:table-cell>
          <table:covered-table-cell table:style-name="ce22"/>
          <table:covered-table-cell table:style-name="ce30"/>
          <table:table-cell table:style-name="ce130" table:formula="of:=HEX2DEC([.B4])-HEX2DEC([.A4])+1"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table:style-name="ce85" table:formula="of:=DEC2HEX(HEX2DEC([.B4])+1; 4)" office:value-type="string" office:string-value="0216" calcext:value-type="string">
            <text:p>0216</text:p>
          </table:table-cell>
          <table:table-cell table:style-name="ce84" office:value-type="string" calcext:value-type="string">
            <text:p>133F</text:p>
          </table:table-cell>
          <table:table-cell table:style-name="ce22" office:value-type="string" calcext:value-type="string" table:number-columns-spanned="2" table:number-rows-spanned="1">
            <text:p>BIOS code</text:p>
          </table:table-cell>
          <table:covered-table-cell table:style-name="ce22"/>
          <table:covered-table-cell table:style-name="ce116" table:formula="of:=SUM([.F3:.F5])" office:value-type="float" office:value="4928" calcext:value-type="float">
            <text:p>4928</text:p>
          </table:covered-table-cell>
          <table:table-cell table:style-name="ce130" table:formula="of:=HEX2DEC([.B5])-HEX2DEC([.A5])+1"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table:style-name="ce85" table:formula="of:=DEC2HEX(HEX2DEC([.B5])+1; 4)" office:value-type="string" office:string-value="1340" calcext:value-type="string">
            <text:p>1340</text:p>
          </table:table-cell>
          <table:table-cell table:style-name="ce84" office:value-type="string" calcext:value-type="string">
            <text:p>26C7</text:p>
          </table:table-cell>
          <table:table-cell table:style-name="ce23" office:value-type="string" calcext:value-type="string" table:number-columns-spanned="2" table:number-rows-spanned="1">
            <text:p>Kernel code</text:p>
          </table:table-cell>
          <table:covered-table-cell table:style-name="ce101"/>
          <table:table-cell table:style-name="ce32" table:formula="of:=COM.MICROSOFT.CONCAT(&quot;Kernel &quot;;CHAR(10);CHAR(13);TEXT([.F6]+[.F7];&quot;####&quot;);&quot; bytes&quot;)" office:value-type="string" office:string-value="Kernel &#10;&#13;5017 bytes" calcext:value-type="string" table:number-columns-spanned="1" table:number-rows-spanned="2">
            <text:p>Kernel </text:p>
            <text:p>5017 bytes</text:p>
          </table:table-cell>
          <table:table-cell table:style-name="ce130" table:formula="of:=HEX2DEC([.B6])-HEX2DEC([.A6])+1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style-name="ce85" table:formula="of:=DEC2HEX(HEX2DEC([.B6])-16; 4)" office:value-type="string" office:string-value="26B7" calcext:value-type="string">
            <text:p>26B7</text:p>
          </table:table-cell>
          <table:table-cell table:style-name="ce93" table:formula="of:=[.B6]" office:value-type="string" office:string-value="26C7" calcext:value-type="string">
            <text:p>26C7</text:p>
          </table:table-cell>
          <table:table-cell table:style-name="ce23" office:value-type="string" calcext:value-type="string" table:number-columns-spanned="2" table:number-rows-spanned="1">
            <text:p>dzOS version build</text:p>
          </table:table-cell>
          <table:covered-table-cell table:style-name="ce101"/>
          <table:covered-table-cell table:style-name="ce32"/>
          <table:table-cell table:style-name="ce130" table:formula="of:=HEX2DEC([.B7])-HEX2DEC([.A7])+1" office:value-type="float" office:value="17" calcext:value-type="float">
            <text:p>17</text:p>
          </table:table-cell>
          <table:table-cell/>
          <table:table-cell table:formula="of:=HEX2DEC([.A7])" office:value-type="float" office:value="9911" calcext:value-type="float">
            <text:p>9911</text:p>
          </table:table-cell>
        </table:table-row>
        <table:table-row table:style-name="ro1">
          <table:table-cell table:style-name="ce85" table:formula="of:=DEC2HEX(HEX2DEC([.B7])+1; 4)" office:value-type="string" office:string-value="26C8" calcext:value-type="string">
            <text:p>26C8</text:p>
          </table:table-cell>
          <table:table-cell table:style-name="ce84" office:value-type="string" calcext:value-type="string">
            <text:p>3A88</text:p>
          </table:table-cell>
          <table:table-cell table:style-name="ce24" office:value-type="string" calcext:value-type="string" table:number-columns-spanned="3" table:number-rows-spanned="1">
            <text:p>CLI code</text:p>
          </table:table-cell>
          <table:covered-table-cell table:style-name="ce24"/>
          <table:covered-table-cell table:style-name="ce118"/>
          <table:table-cell table:style-name="ce130" table:formula="of:=HEX2DEC([.B8])-HEX2DEC([.A8])+1" office:value-type="float" office:value="5057" calcext:value-type="float">
            <text:p>5057</text:p>
          </table:table-cell>
          <table:table-cell table:number-columns-repeated="2"/>
        </table:table-row>
        <table:table-row table:style-name="ro1">
          <table:table-cell table:style-name="ce85" table:formula="of:=DEC2HEX(HEX2DEC([.B8])+1; 4)" office:value-type="string" office:string-value="3A89" calcext:value-type="string">
            <text:p>3A89</text:p>
          </table:table-cell>
          <table:table-cell table:style-name="ce93" table:formula="of:=DEC2HEX(HEX2DEC([.A9])+[.F9]-1;4)" office:value-type="string" office:string-value="3AB6" calcext:value-type="string">
            <text:p>3AB6</text:p>
          </table:table-cell>
          <table:table-cell table:style-name="ce25" office:value-type="string" calcext:value-type="string" table:number-columns-spanned="3" table:number-rows-spanned="1">
            <text:p>Bootstrap</text:p>
          </table:table-cell>
          <table:covered-table-cell table:style-name="ce25"/>
          <table:covered-table-cell table:style-name="ce119"/>
          <table:table-cell table:style-name="ce13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85" table:formula="of:=DEC2HEX(HEX2DEC([.B9])+1; 4)" office:value-type="string" office:string-value="3AB7" calcext:value-type="string">
            <text:p>3AB7</text:p>
          </table:table-cell>
          <table:table-cell table:style-name="ce93" table:formula="of:=DEC2HEX(HEX2DEC([.A10])+[.F10]-1;4)" office:value-type="string" office:string-value="3E0E" calcext:value-type="string">
            <text:p>3E0E</text:p>
          </table:table-cell>
          <table:table-cell table:style-name="ce26" office:value-type="string" calcext:value-type="string" table:number-columns-spanned="3" table:number-rows-spanned="1">
            <text:p>VDP dastaZ80 Logo</text:p>
          </table:table-cell>
          <table:covered-table-cell table:style-name="ce26"/>
          <table:covered-table-cell table:style-name="ce120"/>
          <table:table-cell table:style-name="ce131" table:formula="of:=768+88"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table:style-name="ce85" table:formula="of:=DEC2HEX(HEX2DEC([.B10])+1)" office:value-type="string" office:string-value="3E0F" calcext:value-type="string">
            <text:p>3E0F</text:p>
          </table:table-cell>
          <table:table-cell table:style-name="ce93" table:formula="of:=DEC2HEX(HEX2DEC([.A12])-1)" office:value-type="string" office:string-value="3E49" calcext:value-type="string">
            <text:p>3E49</text:p>
          </table:table-cell>
          <table:table-cell table:style-name="ce107" office:value-type="string" calcext:value-type="string" table:number-columns-spanned="3" table:number-rows-spanned="1">
            <text:p>Free</text:p>
          </table:table-cell>
          <table:covered-table-cell table:style-name="ce26"/>
          <table:covered-table-cell table:style-name="ce120"/>
          <table:table-cell table:style-name="ce137" table:formula="of:=HEX2DEC([.B11])-HEX2DEC([.A11])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85" table:formula="of:=DEC2HEX(HEX2DEC([.B12])-[.F12]+1)" office:value-type="string" office:string-value="3E4A" calcext:value-type="string">
            <text:p>3E4A</text:p>
          </table:table-cell>
          <table:table-cell table:style-name="ce93" table:formula="of:=DEC2HEX(HEX2DEC([.A13])-1)" office:value-type="string" office:string-value="3EFD" calcext:value-type="string">
            <text:p>3EFD</text:p>
          </table:table-cell>
          <table:table-cell table:style-name="ce22" office:value-type="string" calcext:value-type="string" table:number-columns-spanned="3" table:number-rows-spanned="1">
            <text:p>BIOS Jumpblock</text:p>
          </table:table-cell>
          <table:covered-table-cell table:style-name="ce22"/>
          <table:covered-table-cell table:style-name="ce116"/>
          <table:table-cell table:style-name="ce131" office:value-type="float" office:value="180" calcext:value-type="float">
            <text:p>180</text:p>
          </table:table-cell>
          <table:table-cell table:formula="of:=[.F12]/3" office:value-type="float" office:value="60" calcext:value-type="float">
            <text:p>60</text:p>
          </table:table-cell>
          <table:table-cell table:style-name="ce122" office:value-type="string" calcext:value-type="string">
            <text:p>jumps max.</text:p>
          </table:table-cell>
        </table:table-row>
        <table:table-row table:style-name="ro1">
          <table:table-cell table:style-name="ce85" table:formula="of:=DEC2HEX(HEX2DEC([.B13])-[.F13]+1)" office:value-type="string" office:string-value="3EFE" calcext:value-type="string">
            <text:p>3EFE</text:p>
          </table:table-cell>
          <table:table-cell table:style-name="ce84" office:value-type="string" calcext:value-type="string">
            <text:p>3FFF</text:p>
          </table:table-cell>
          <table:table-cell table:style-name="ce23" office:value-type="string" calcext:value-type="string" table:number-columns-spanned="3" table:number-rows-spanned="1">
            <text:p>Kernel Jumpblock</text:p>
          </table:table-cell>
          <table:covered-table-cell table:style-name="ce101"/>
          <table:covered-table-cell table:style-name="ce121"/>
          <table:table-cell table:style-name="ce131" office:value-type="float" office:value="258" calcext:value-type="float">
            <text:p>258</text:p>
          </table:table-cell>
          <table:table-cell table:formula="of:=[.F13]/3" office:value-type="float" office:value="86" calcext:value-type="float">
            <text:p>86</text:p>
          </table:table-cell>
          <table:table-cell table:style-name="ce122" office:value-type="string" calcext:value-type="string">
            <text:p>jumps max.</text:p>
          </table:table-cell>
        </table:table-row>
        <table:table-row table:style-name="ro1" table:number-rows-repeated="4">
          <table:table-cell table:number-columns-repeated="4"/>
          <table:table-cell table:style-name="ce122"/>
          <table:table-cell table:style-name="ce138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M" table:style-name="ta1" table:print-ranges="RAM.A1:RAM.F63">
        <table:table-column table:style-name="co16" table:default-cell-style-name="ce86"/>
        <table:table-column table:style-name="co17" table:default-cell-style-name="ce86"/>
        <table:table-column table:style-name="co10" table:default-cell-style-name="ce195"/>
        <table:table-column table:style-name="co18" table:default-cell-style-name="ce195"/>
        <table:table-column table:style-name="co19" table:default-cell-style-name="Default"/>
        <table:table-column table:style-name="co20" table:default-cell-style-name="ce86"/>
        <table:table-column table:style-name="co21" table:default-cell-style-name="ce206"/>
        <table:table-row table:style-name="ro1">
          <table:table-cell table:style-name="ce81" office:value-type="string" calcext:value-type="string" table:number-columns-spanned="2" table:number-rows-spanned="1">
            <text:p>Address</text:p>
          </table:table-cell>
          <table:covered-table-cell table:style-name="ce88"/>
          <table:table-cell table:style-name="ce53" office:value-type="string" calcext:value-type="string" table:number-columns-spanned="3" table:number-rows-spanned="1">
            <text:p>Description</text:p>
          </table:table-cell>
          <table:covered-table-cell table:style-name="ce53"/>
          <table:covered-table-cell table:style-name="ce114"/>
          <table:table-cell table:style-name="ce125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41" office:value-type="string" calcext:value-type="string" table:number-columns-spanned="5" table:number-rows-spanned="1">
            <text:p>RAM</text:p>
          </table:table-cell>
          <table:covered-table-cell table:style-name="ce152"/>
          <table:covered-table-cell table:number-columns-repeated="2" table:style-name="ce187"/>
          <table:covered-table-cell table:style-name="ce94"/>
          <table:table-cell table:style-name="ce204" table:formula="of:=COM.MICROSOFT.CONCAT(TEXT(([.F3]+[.F4]+[.F5]+[.F6]+[.F61]+[.F62]+[.F63]);&quot;#####&quot;); &quot; (&quot;; TEXT(([.F3]+[.F4]+[.F5]+[.F6]+[.F61]+[.F62]+[.F63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143" office:value-type="float" office:value="4000" calcext:value-type="float">
            <text:p>4000</text:p>
          </table:table-cell>
          <table:table-cell table:style-name="ce143" table:formula="of:=DEC2HEX(HEX2DEC([.A3])+[.F3]-1;4)" office:value-type="string" office:string-value="401F" calcext:value-type="string">
            <text:p>401F</text:p>
          </table:table-cell>
          <table:table-cell table:style-name="ce188" office:value-type="string" calcext:value-type="string" table:number-columns-spanned="2" table:number-rows-spanned="1">
            <text:p>Stack</text:p>
          </table:table-cell>
          <table:covered-table-cell table:style-name="ce196"/>
          <table:table-cell table:style-name="ce68"/>
          <table:table-cell table:style-name="ce131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4" table:formula="of:=DEC2HEX(HEX2DEC([.B3])+1;4)" office:value-type="string" office:string-value="4020" calcext:value-type="string">
            <text:p>4020</text:p>
          </table:table-cell>
          <table:table-cell table:style-name="ce143" table:formula="of:=DEC2HEX(HEX2DEC([.A4])+[.F4]-1;4)" office:value-type="string" office:string-value="4187" calcext:value-type="string">
            <text:p>4187</text:p>
          </table:table-cell>
          <table:table-cell table:style-name="ce189" office:value-type="string" calcext:value-type="string" table:number-columns-spanned="2" table:number-rows-spanned="1">
            <text:p>System Variables</text:p>
          </table:table-cell>
          <table:covered-table-cell table:style-name="ce23"/>
          <table:table-cell table:style-name="ce68"/>
          <table:table-cell table:style-name="ce130" table:formula="of:=SUM([.F5:.F60])" office:value-type="float" office:value="360" calcext:value-type="float">
            <text:p>360</text:p>
          </table:table-cell>
          <table:table-cell/>
        </table:table-row>
        <table:table-row table:style-name="ro1">
          <table:table-cell table:style-name="ce47" office:value-type="string" calcext:value-type="string" table:number-columns-spanned="2" table:number-rows-spanned="9">
            <text:p>SIO</text:p>
          </table:table-cell>
          <table:covered-table-cell table:style-name="ce51"/>
          <table:table-cell table:style-name="ce190" table:formula="of:=[.A4]" office:value-type="string" office:string-value="4020" calcext:value-type="string">
            <text:p>4020</text:p>
          </table:table-cell>
          <table:table-cell table:style-name="ce197" office:value-type="string" calcext:value-type="string">
            <text:p>SIO_CH_A_BUFFER</text:p>
          </table:table-cell>
          <table:table-cell table:style-name="ce68"/>
          <table:table-cell table:style-name="ce131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5])+[.F5])" office:value-type="string" office:string-value="4060" calcext:value-type="string">
            <text:p>4060</text:p>
          </table:table-cell>
          <table:table-cell table:style-name="ce197" office:value-type="string" calcext:value-type="string">
            <text:p>SIO_CH_A_IN_PT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6])+[.F6])" office:value-type="string" office:string-value="4062" calcext:value-type="string">
            <text:p>4062</text:p>
          </table:table-cell>
          <table:table-cell table:style-name="ce197" office:value-type="string" calcext:value-type="string">
            <text:p>SIO_CH_A_RD_PT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7])+[.F7])" office:value-type="string" office:string-value="4064" calcext:value-type="string">
            <text:p>4064</text:p>
          </table:table-cell>
          <table:table-cell table:style-name="ce197" office:value-type="string" calcext:value-type="string">
            <text:p>SIO_CH_A_BUFFER_USED</text:p>
          </table:table-cell>
          <table:table-cell table:style-name="ce68"/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8])+[.F8])" office:value-type="string" office:string-value="4065" calcext:value-type="string">
            <text:p>4065</text:p>
          </table:table-cell>
          <table:table-cell table:style-name="ce197" office:value-type="string" calcext:value-type="string">
            <text:p>SIO_CH_A_LASTCHAR</text:p>
          </table:table-cell>
          <table:table-cell table:style-name="ce68"/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9])+[.F9])" office:value-type="string" office:string-value="4066" calcext:value-type="string">
            <text:p>4066</text:p>
          </table:table-cell>
          <table:table-cell table:style-name="ce197" office:value-type="string" calcext:value-type="string">
            <text:p>SIO_CH_B_BUFFER</text:p>
          </table:table-cell>
          <table:table-cell table:style-name="ce68"/>
          <table:table-cell table:style-name="ce131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10])+[.F10])" office:value-type="string" office:string-value="40A6" calcext:value-type="string">
            <text:p>40A6</text:p>
          </table:table-cell>
          <table:table-cell table:style-name="ce197" office:value-type="string" calcext:value-type="string">
            <text:p>SIO_CH_B_IN_PT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11])+[.F11])" office:value-type="string" office:string-value="40A8" calcext:value-type="string">
            <text:p>40A8</text:p>
          </table:table-cell>
          <table:table-cell table:style-name="ce197" office:value-type="string" calcext:value-type="string">
            <text:p>SIO_CH_B_RD_PT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12])+[.F12])" office:value-type="string" office:string-value="40AA" calcext:value-type="string">
            <text:p>40AA</text:p>
          </table:table-cell>
          <table:table-cell table:style-name="ce197" office:value-type="string" calcext:value-type="string">
            <text:p>SIO_CH_B_BUFFER_USED</text:p>
          </table:table-cell>
          <table:table-cell table:style-name="ce68"/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7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51"/>
          <table:table-cell table:style-name="ce191" table:formula="of:=DEC2HEX(HEX2DEC([.C13])+[.F13])" office:value-type="string" office:string-value="40AB" calcext:value-type="string">
            <text:p>40AB</text:p>
          </table:table-cell>
          <table:table-cell table:style-name="ce197" office:value-type="string" calcext:value-type="string">
            <text:p>DISK_is_formatted</text:p>
          </table:table-cell>
          <table:table-cell table:style-name="ce68" office:value-type="string" calcext:value-type="string">
            <text:p>Indicates if the DISK can be used.</text:p>
            <text:p>FF = if it’s DZFS format. 00 otherwise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style-name="ce47"/>
          <table:covered-table-cell table:style-name="ce51"/>
          <table:table-cell table:style-name="ce191" table:formula="of:=DEC2HEX(HEX2DEC([.C14])+[.F14])" office:value-type="string" office:string-value="40AC" calcext:value-type="string">
            <text:p>40AC</text:p>
          </table:table-cell>
          <table:table-cell table:style-name="ce197" office:value-type="string" calcext:value-type="string">
            <text:p>DISK_show_deleted</text:p>
          </table:table-cell>
          <table:table-cell table:style-name="ce200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15])+[.F15])" office:value-type="string" office:string-value="40AD" calcext:value-type="string">
            <text:p>40AD</text:p>
          </table:table-cell>
          <table:table-cell table:style-name="ce197" office:value-type="string" calcext:value-type="string">
            <text:p>DISK_cur_secto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7" office:value-type="string" calcext:value-type="string" table:number-columns-spanned="2" table:number-rows-spanned="11">
            <text:p>DISK</text:p>
            <text:p>BAT</text:p>
          </table:table-cell>
          <table:covered-table-cell table:style-name="ce51"/>
          <table:table-cell table:style-name="ce191" table:formula="of:=DEC2HEX(HEX2DEC([.C16])+[.F16])" office:value-type="string" office:string-value="40AF" calcext:value-type="string">
            <text:p>40AF</text:p>
          </table:table-cell>
          <table:table-cell table:style-name="ce197" office:value-type="string" calcext:value-type="string">
            <text:p>DISK_cur_file_name</text:p>
          </table:table-cell>
          <table:table-cell table:style-name="ce68"/>
          <table:table-cell table:style-name="ce131" office:value-type="float" office:value="14" calcext:value-type="float">
            <text:p>14</text:p>
          </table:table-cell>
          <table:table-cell/>
        </table:table-row>
        <table:table-row table:style-name="ro4">
          <table:covered-table-cell table:style-name="ce47"/>
          <table:covered-table-cell table:style-name="ce51"/>
          <table:table-cell table:style-name="ce191" table:formula="of:=DEC2HEX(HEX2DEC([.C17])+[.F17])" office:value-type="string" office:string-value="40BD" calcext:value-type="string">
            <text:p>40BD</text:p>
          </table:table-cell>
          <table:table-cell table:style-name="ce197" office:value-type="string" calcext:value-type="string">
            <text:p>DISK_cur_file_attribs</text:p>
          </table:table-cell>
          <table:table-cell table:style-name="ce68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18])+[.F18])" office:value-type="string" office:string-value="40BE" calcext:value-type="string">
            <text:p>40BE</text:p>
          </table:table-cell>
          <table:table-cell table:style-name="ce197" office:value-type="string" calcext:value-type="string">
            <text:p>DISK_cur_file_time_created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19])+[.F19])" office:value-type="string" office:string-value="40C0" calcext:value-type="string">
            <text:p>40C0</text:p>
          </table:table-cell>
          <table:table-cell table:style-name="ce197" office:value-type="string" calcext:value-type="string">
            <text:p>DISK_cur_file_date_created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0])+[.F20])" office:value-type="string" office:string-value="40C2" calcext:value-type="string">
            <text:p>40C2</text:p>
          </table:table-cell>
          <table:table-cell table:style-name="ce197" office:value-type="string" calcext:value-type="string">
            <text:p>DISK_cur_file_time_modified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1])+[.F21])" office:value-type="string" office:string-value="40C4" calcext:value-type="string">
            <text:p>40C4</text:p>
          </table:table-cell>
          <table:table-cell table:style-name="ce197" office:value-type="string" calcext:value-type="string">
            <text:p>DISK_cur_file_date_modified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2])+[.F22])" office:value-type="string" office:string-value="40C6" calcext:value-type="string">
            <text:p>40C6</text:p>
          </table:table-cell>
          <table:table-cell table:style-name="ce197" office:value-type="string" calcext:value-type="string">
            <text:p>DISK_cur_file_size_bytes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3])+[.F23])" office:value-type="string" office:string-value="40C8" calcext:value-type="string">
            <text:p>40C8</text:p>
          </table:table-cell>
          <table:table-cell table:style-name="ce197" office:value-type="string" calcext:value-type="string">
            <text:p>DISK_cur_file_size_sectors</text:p>
          </table:table-cell>
          <table:table-cell table:style-name="ce68"/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4])+[.F24])" office:value-type="string" office:string-value="40C9" calcext:value-type="string">
            <text:p>40C9</text:p>
          </table:table-cell>
          <table:table-cell table:style-name="ce197" office:value-type="string" calcext:value-type="string">
            <text:p>DISK_cur_file_entry_numbe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5])+[.F25])" office:value-type="string" office:string-value="40CB" calcext:value-type="string">
            <text:p>40CB</text:p>
          </table:table-cell>
          <table:table-cell table:style-name="ce197" office:value-type="string" calcext:value-type="string">
            <text:p>DISK_cur_file_1st_sector</text:p>
          </table:table-cell>
          <table:table-cell table:style-name="ce68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6])+[.F26])" office:value-type="string" office:string-value="40CD" calcext:value-type="string">
            <text:p>40CD</text:p>
          </table:table-cell>
          <table:table-cell table:style-name="ce197" office:value-type="string" calcext:value-type="string">
            <text:p>DISK_cur_file_load_addr</text:p>
          </table:table-cell>
          <table:table-cell table:style-name="ce201"/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47" office:value-type="string" calcext:value-type="string" table:number-columns-spanned="2" table:number-rows-spanned="7">
            <text:p>CLI</text:p>
          </table:table-cell>
          <table:covered-table-cell table:style-name="ce51"/>
          <table:table-cell table:style-name="ce191" table:formula="of:=DEC2HEX(HEX2DEC([.C27])+[.F27])" office:value-type="string" office:string-value="40CF" calcext:value-type="string">
            <text:p>40CF</text:p>
          </table:table-cell>
          <table:table-cell table:style-name="ce197" office:value-type="string" calcext:value-type="string">
            <text:p>CLI_prompt_addr</text:p>
          </table:table-cell>
          <table:table-cell table:style-name="ce68" office:value-type="string" calcext:value-type="string">
            <text:p>The address of the CLI Prompt subroutine. Programs that need to return control to CLI on exit, MUST jump to the address stored here.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8])+[.F28])" office:value-type="string" office:string-value="40D1" calcext:value-type="string">
            <text:p>40D1</text:p>
          </table:table-cell>
          <table:table-cell table:style-name="ce197" office:value-type="string" calcext:value-type="string">
            <text:p>CLI_buffer</text:p>
          </table:table-cell>
          <table:table-cell table:style-name="ce68"/>
          <table:table-cell table:style-name="ce131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29])+[.F29])" office:value-type="string" office:string-value="40D7" calcext:value-type="string">
            <text:p>40D7</text:p>
          </table:table-cell>
          <table:table-cell table:style-name="ce197" office:value-type="string" calcext:value-type="string">
            <text:p>CLI_buffer_cmd</text:p>
          </table:table-cell>
          <table:table-cell table:style-name="ce68"/>
          <table:table-cell table:style-name="ce131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30])+[.F30])" office:value-type="string" office:string-value="40E7" calcext:value-type="string">
            <text:p>40E7</text:p>
          </table:table-cell>
          <table:table-cell table:style-name="ce197" office:value-type="string" calcext:value-type="string">
            <text:p><text:span text:style-name="T1">CLI_</text:span>buffer_parm1_val</text:p>
          </table:table-cell>
          <table:table-cell table:style-name="ce68"/>
          <table:table-cell table:style-name="ce131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31])+[.F31])" office:value-type="string" office:string-value="40F7" calcext:value-type="string">
            <text:p>40F7</text:p>
          </table:table-cell>
          <table:table-cell table:style-name="ce197" office:value-type="string" calcext:value-type="string">
            <text:p><text:span text:style-name="T1">CLI_</text:span>buffer_parm2_val</text:p>
          </table:table-cell>
          <table:table-cell table:style-name="ce68"/>
          <table:table-cell table:style-name="ce131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32])+[.F32])" office:value-type="string" office:string-value="4107" calcext:value-type="string">
            <text:p>4107</text:p>
          </table:table-cell>
          <table:table-cell table:style-name="ce197" office:value-type="string" calcext:value-type="string">
            <text:p><text:span text:style-name="T1">CLI_</text:span>buffer_pgm</text:p>
          </table:table-cell>
          <table:table-cell table:style-name="ce68"/>
          <table:table-cell table:style-name="ce131" office:value-type="float" office:value="32" calcext:value-type="float">
            <text:p>32</text:p>
          </table:table-cell>
          <table:table-cell/>
        </table:table-row>
        <table:table-row table:style-name="ro3">
          <table:covered-table-cell table:style-name="ce47"/>
          <table:covered-table-cell table:style-name="ce51"/>
          <table:table-cell table:style-name="ce191" table:formula="of:=DEC2HEX(HEX2DEC([.C33])+[.F33])" office:value-type="string" office:string-value="4127" calcext:value-type="string">
            <text:p>4127</text:p>
          </table:table-cell>
          <table:table-cell table:style-name="ce197" office:value-type="string" calcext:value-type="string">
            <text:p><text:span text:style-name="T1">CLI_</text:span>buffer_full_cmd</text:p>
          </table:table-cell>
          <table:table-cell table:style-name="ce68" office:value-type="string" calcext:value-type="string">
            <text:p>CLI copies here commands entered by the user, so that programs called with ‘run’ can read the parameters.</text:p>
          </table:table-cell>
          <table:table-cell table:style-name="ce131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47" office:value-type="string" calcext:value-type="string" table:number-columns-spanned="2" table:number-rows-spanned="9">
            <text:p>RTC</text:p>
          </table:table-cell>
          <table:covered-table-cell table:style-name="ce51"/>
          <table:table-cell table:style-name="ce191" table:formula="of:=DEC2HEX(HEX2DEC([.C34])+[.F34])" office:value-type="string" office:string-value="4167" calcext:value-type="string">
            <text:p>4167</text:p>
          </table:table-cell>
          <table:table-cell table:style-name="ce197" office:value-type="string" calcext:value-type="string">
            <text:p>RTC_hour</text:p>
          </table:table-cell>
          <table:table-cell table:style-name="ce68" office:value-type="string" calcext:value-type="string">
            <text:p>24h format, in hexadecimal ($00-$17)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35])+[.F35])" office:value-type="string" office:string-value="4168" calcext:value-type="string">
            <text:p>4168</text:p>
          </table:table-cell>
          <table:table-cell table:style-name="ce197" office:value-type="string" calcext:value-type="string">
            <text:p>RTC_minutes</text:p>
          </table:table-cell>
          <table:table-cell table:style-name="ce68" office:value-type="string" calcext:value-type="string">
            <text:p>In hexadecimal ($00-$3B)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36])+[.F36])" office:value-type="string" office:string-value="4169" calcext:value-type="string">
            <text:p>4169</text:p>
          </table:table-cell>
          <table:table-cell table:style-name="ce197" office:value-type="string" calcext:value-type="string">
            <text:p>RTC_seconds</text:p>
          </table:table-cell>
          <table:table-cell table:style-name="ce68" office:value-type="string" calcext:value-type="string">
            <text:p>In hexadecimal ($00-$3B)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37])+[.F37])" office:value-type="string" office:string-value="416A" calcext:value-type="string">
            <text:p>416A</text:p>
          </table:table-cell>
          <table:table-cell table:style-name="ce197" office:value-type="string" calcext:value-type="string">
            <text:p>RTC_century</text:p>
          </table:table-cell>
          <table:table-cell table:style-name="ce68" office:value-type="string" calcext:value-type="string">
            <text:p>20 part of 2022, in hexadecimal (e.g. 20 = $14)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style-name="ce47"/>
          <table:covered-table-cell table:style-name="ce51"/>
          <table:table-cell table:style-name="ce191" table:formula="of:=DEC2HEX(HEX2DEC([.C38])+[.F38])" office:value-type="string" office:string-value="416B" calcext:value-type="string">
            <text:p>416B</text:p>
          </table:table-cell>
          <table:table-cell table:style-name="ce197" office:value-type="string" calcext:value-type="string">
            <text:p>RTC_year</text:p>
          </table:table-cell>
          <table:table-cell table:style-name="ce68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style-name="ce47"/>
          <table:covered-table-cell table:style-name="ce51"/>
          <table:table-cell table:style-name="ce191" table:formula="of:=DEC2HEX(HEX2DEC([.C39])+[.F39])" office:value-type="string" office:string-value="416C" calcext:value-type="string">
            <text:p>416C</text:p>
          </table:table-cell>
          <table:table-cell table:style-name="ce197" office:value-type="string" calcext:value-type="string">
            <text:p>RTC_year4</text:p>
          </table:table-cell>
          <table:table-cell table:style-name="ce68" office:value-type="string" calcext:value-type="string">
            <text:p>4 digit year, in hexadecimal (e.g. 2022 = $07E6)</text:p>
            <text:p><text:span text:style-name="T7">The RTC supports until 2079, therefore max. value is $081F</text:span>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40])+[.F40])" office:value-type="string" office:string-value="416E" calcext:value-type="string">
            <text:p>416E</text:p>
          </table:table-cell>
          <table:table-cell table:style-name="ce197" office:value-type="string" calcext:value-type="string">
            <text:p>RTC_month</text:p>
          </table:table-cell>
          <table:table-cell table:style-name="ce68" office:value-type="string" calcext:value-type="string">
            <text:p>In hexadecimal ($00-$0C)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41])+[.F41])" office:value-type="string" office:string-value="416F" calcext:value-type="string">
            <text:p>416F</text:p>
          </table:table-cell>
          <table:table-cell table:style-name="ce197" office:value-type="string" calcext:value-type="string">
            <text:p>RTC_day</text:p>
          </table:table-cell>
          <table:table-cell table:style-name="ce68" office:value-type="string" calcext:value-type="string">
            <text:p>In hexadecimal ($00-$1F)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style-name="ce47"/>
          <table:covered-table-cell table:style-name="ce51"/>
          <table:table-cell table:style-name="ce191" table:formula="of:=DEC2HEX(HEX2DEC([.C42])+[.F42])" office:value-type="string" office:string-value="4170" calcext:value-type="string">
            <text:p>4170</text:p>
          </table:table-cell>
          <table:table-cell table:style-name="ce197" office:value-type="string" calcext:value-type="string">
            <text:p>RTC_day_of_the_week</text:p>
          </table:table-cell>
          <table:table-cell table:style-name="ce68" office:value-type="string" calcext:value-type="string">
            <text:p>0=Sunday, 1=Monday, 2=Tuesday, 3=Wednesday, 4=Thursday, 5=Friday, 6=Saturday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7" office:value-type="string" calcext:value-type="string" table:number-columns-spanned="2" table:number-rows-spanned="2">
            <text:p>Math</text:p>
          </table:table-cell>
          <table:covered-table-cell table:style-name="ce51"/>
          <table:table-cell table:style-name="ce190" table:formula="of:=DEC2HEX(HEX2DEC([.C43])+[.F43])" office:value-type="string" office:string-value="4171" calcext:value-type="string">
            <text:p>4171</text:p>
          </table:table-cell>
          <table:table-cell table:style-name="ce197" office:value-type="string" calcext:value-type="string">
            <text:p>MATH_CRC</text:p>
          </table:table-cell>
          <table:table-cell table:style-name="ce68" office:value-type="string" calcext:value-type="string">
            <text:p>CRC-16 CRC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44])+[.F44])" office:value-type="string" office:string-value="4173" calcext:value-type="string">
            <text:p>4173</text:p>
          </table:table-cell>
          <table:table-cell table:style-name="ce197" office:value-type="string" calcext:value-type="string">
            <text:p>MATH_polynomial</text:p>
          </table:table-cell>
          <table:table-cell table:style-name="ce68" office:value-type="string" calcext:value-type="string">
            <text:p>CRC-16 Polynomial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7" office:value-type="string" calcext:value-type="string" table:number-columns-spanned="2" table:number-rows-spanned="10">
            <text:p>Generic</text:p>
          </table:table-cell>
          <table:covered-table-cell table:style-name="ce51"/>
          <table:table-cell table:style-name="ce191" table:formula="of:=DEC2HEX(HEX2DEC([.C45])+[.F45])" office:value-type="string" office:string-value="4175" calcext:value-type="string">
            <text:p>4175</text:p>
          </table:table-cell>
          <table:table-cell table:style-name="ce197" office:value-type="string" calcext:value-type="string">
            <text:p>SD_images_num</text:p>
          </table:table-cell>
          <table:table-cell table:style-name="ce68" office:value-type="string" calcext:value-type="string">
            <text:p>Number of Image Files found by ASMDC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46])+[.F46])" office:value-type="string" office:string-value="4176" calcext:value-type="string">
            <text:p>4176</text:p>
          </table:table-cell>
          <table:table-cell table:style-name="ce197" office:value-type="string" calcext:value-type="string">
            <text:p>DISK_current</text:p>
          </table:table-cell>
          <table:table-cell table:style-name="ce68" office:value-type="string" calcext:value-type="string">
            <text:p>Current DISK active. All disk operations will be on this DISK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47"/>
          <table:covered-table-cell table:style-name="ce51"/>
          <table:table-cell table:style-name="ce191" table:formula="of:=DEC2HEX(HEX2DEC([.C47])+[.F47])" office:value-type="string" office:string-value="4177" calcext:value-type="string">
            <text:p>4177</text:p>
          </table:table-cell>
          <table:table-cell table:style-name="ce197" office:value-type="string" calcext:value-type="string">
            <text:p>DISK_status</text:p>
          </table:table-cell>
          <table:table-cell table:style-name="ce68" office:value-type="string" calcext:value-type="string">
            <text:p>Status of the FDD</text:p>
            <text:p>    Low Nibble (0x00 if all OK)</text:p>
            <text:p>         bit 0 = not used</text:p>
            <text:p>         bit 1 = not used</text:p>
            <text:p>         bit 2 = set if last command resulted in error</text:p>
            <text:p>         bit 3 = not used</text:p>
            <text:p>    High Nibble (error code of last operation)</text:p>
            <text:p/>
            <text:p><text:span text:style-name="T7">Status of the SD Card reader</text:span></text:p>
            <text:p><text:span text:style-name="T7">    Low Nibble (0x00 if all OK)</text:span></text:p>
            <text:p><text:span text:style-name="T7">         bit 0 = set if SD card was not found</text:span></text:p>
            <text:p><text:span text:style-name="T7">         bit 1 = set if image file was not found</text:span></text:p>
            <text:p><text:span text:style-name="T7">         bit 2 = set if last command resulted in error</text:span></text:p>
            <text:p><text:span text:style-name="T7">         bit 3 = not used</text:span></text:p>
            <text:p><text:span text:style-name="T7">    High Nibble (number of disk image files found)</text:span>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48])+[.F48])" office:value-type="string" office:string-value="4178" calcext:value-type="string">
            <text:p>4178</text:p>
          </table:table-cell>
          <table:table-cell table:style-name="ce197" office:value-type="string" calcext:value-type="string">
            <text:p>DISK_file_type</text:p>
          </table:table-cell>
          <table:table-cell table:style-name="ce68" office:value-type="string" calcext:value-type="string">
            <text:p>File Type when creating (save) next file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style-name="ce47"/>
          <table:covered-table-cell table:style-name="ce51"/>
          <table:table-cell table:style-name="ce191" table:formula="of:=DEC2HEX(HEX2DEC([.C49])+[.F49])" office:value-type="string" office:string-value="4179" calcext:value-type="string">
            <text:p>4179</text:p>
          </table:table-cell>
          <table:table-cell table:style-name="ce197" office:value-type="string" calcext:value-type="string">
            <text:p>DISK_loadsave_addr</text:p>
          </table:table-cell>
          <table:table-cell table:style-name="ce68" office:value-type="string" calcext:value-type="string">
            <text:p>When saving = address to set DISK_cur_file_load_addr</text:p>
            <text:p>When loading = address where to load the bytes in RAM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6">
          <table:covered-table-cell table:style-name="ce47"/>
          <table:covered-table-cell table:style-name="ce51"/>
          <table:table-cell table:style-name="ce191" table:formula="of:=DEC2HEX(HEX2DEC([.C50])+[.F50])" office:value-type="string" office:string-value="417B" calcext:value-type="string">
            <text:p>417B</text:p>
          </table:table-cell>
          <table:table-cell table:style-name="ce197" office:value-type="string" calcext:value-type="string">
            <text:p>tmp_addr1</text:p>
          </table:table-cell>
          <table:table-cell table:style-name="ce68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51])+[.F51])" office:value-type="string" office:string-value="417D" calcext:value-type="string">
            <text:p>417D</text:p>
          </table:table-cell>
          <table:table-cell table:style-name="ce197" office:value-type="string" calcext:value-type="string">
            <text:p>tmp_addr2</text:p>
          </table:table-cell>
          <table:table-cell table:style-name="ce68" office:value-type="string" calcext:value-type="string">
            <text:p>Temporary storage for an address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52])+[.F52])" office:value-type="string" office:string-value="417F" calcext:value-type="string">
            <text:p>417F</text:p>
          </table:table-cell>
          <table:table-cell table:style-name="ce197" office:value-type="string" calcext:value-type="string">
            <text:p>tmp_addr3</text:p>
          </table:table-cell>
          <table:table-cell table:style-name="ce68" office:value-type="string" calcext:value-type="string">
            <text:p>Temporary storage for an address</text:p>
          </table:table-cell>
          <table:table-cell table:style-name="ce131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53])+[.F53])" office:value-type="string" office:string-value="4181" calcext:value-type="string">
            <text:p>4181</text:p>
          </table:table-cell>
          <table:table-cell table:style-name="ce197" office:value-type="string" calcext:value-type="string">
            <text:p>tmp_byte</text:p>
          </table:table-cell>
          <table:table-cell table:style-name="ce68" office:value-type="string" calcext:value-type="string">
            <text:p>Temporary storage for a Byte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54])+[.F54])" office:value-type="string" office:string-value="4182" calcext:value-type="string">
            <text:p>4182</text:p>
          </table:table-cell>
          <table:table-cell table:style-name="ce197" office:value-type="string" calcext:value-type="string">
            <text:p>tmp_byte2</text:p>
          </table:table-cell>
          <table:table-cell table:style-name="ce68" office:value-type="string" calcext:value-type="string">
            <text:p>Temporary storage for a Byte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7" office:value-type="string" calcext:value-type="string" table:number-columns-spanned="2" table:number-rows-spanned="5">
            <text:p>VDP</text:p>
          </table:table-cell>
          <table:covered-table-cell table:style-name="ce51"/>
          <table:table-cell table:style-name="ce191" table:formula="of:=DEC2HEX(HEX2DEC([.C55])+[.F55])" office:value-type="string" office:string-value="4183" calcext:value-type="string">
            <text:p>4183</text:p>
          </table:table-cell>
          <table:table-cell table:style-name="ce197" office:value-type="string" calcext:value-type="string">
            <text:p>VDP_cursor_x</text:p>
          </table:table-cell>
          <table:table-cell table:style-name="ce68" office:value-type="string" calcext:value-type="string">
            <text:p>Current horizontal position of the cursor on the VDP screen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47"/>
          <table:covered-table-cell table:style-name="ce51"/>
          <table:table-cell table:style-name="ce191" table:formula="of:=DEC2HEX(HEX2DEC([.C56])+[.F56])" office:value-type="string" office:string-value="4184" calcext:value-type="string">
            <text:p>4184</text:p>
          </table:table-cell>
          <table:table-cell table:style-name="ce197" office:value-type="string" calcext:value-type="string">
            <text:p>VDP_cursor_y</text:p>
          </table:table-cell>
          <table:table-cell table:style-name="ce68" office:value-type="string" calcext:value-type="string">
            <text:p>Current vertical position of the cursor on the VDP screen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47"/>
          <table:covered-table-cell table:style-name="ce51"/>
          <table:table-cell table:style-name="ce191" table:formula="of:=DEC2HEX(HEX2DEC([.C57])+[.F57])" office:value-type="string" office:string-value="4185" calcext:value-type="string">
            <text:p>4185</text:p>
          </table:table-cell>
          <table:table-cell table:style-name="ce197" office:value-type="string" calcext:value-type="string">
            <text:p>VDP_jiffy_byte1</text:p>
          </table:table-cell>
          <table:table-cell table:style-name="ce68" office:value-type="string" calcext:value-type="string" table:number-columns-spanned="1" table:number-rows-spanned="3">
            <text:p>Jiffy counter (software clock)</text:p>
            <text:p>Byte 1 is incremented in each VDP interrupt (1/60th second). Once it rolls over (256 increments), the byte 2 is incremented. Once the byte 2 rolls over, the byte 3 is incremented. Once the three bytes together (24-bit) reach the value $4F1A00, the three bytes are initialised to 0.</text:p>
          </table:table-cell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47"/>
          <table:covered-table-cell table:style-name="ce51"/>
          <table:table-cell table:style-name="ce191" table:formula="of:=DEC2HEX(HEX2DEC([.C58])+[.F58])" office:value-type="string" office:string-value="4186" calcext:value-type="string">
            <text:p>4186</text:p>
          </table:table-cell>
          <table:table-cell table:style-name="ce197" office:value-type="string" calcext:value-type="string">
            <text:p>VDP_jiffy_byte2</text:p>
          </table:table-cell>
          <table:covered-table-cell table:style-name="ce68"/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47"/>
          <table:covered-table-cell table:style-name="ce51"/>
          <table:table-cell table:style-name="ce191" table:formula="of:=DEC2HEX(HEX2DEC([.C59])+[.F59])" office:value-type="string" office:string-value="4187" calcext:value-type="string">
            <text:p>4187</text:p>
          </table:table-cell>
          <table:table-cell table:style-name="ce197" office:value-type="string" calcext:value-type="string">
            <text:p>VDP_jiffy_byte3</text:p>
          </table:table-cell>
          <table:covered-table-cell table:style-name="ce68"/>
          <table:table-cell table:style-name="ce13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6" table:formula="of:=DEC2HEX(HEX2DEC([.B4])+1;4)" office:value-type="string" office:string-value="4188" calcext:value-type="string">
            <text:p>4188</text:p>
          </table:table-cell>
          <table:table-cell table:style-name="ce143" table:formula="of:=DEC2HEX(HEX2DEC([.A61])+[.F61]-1;4)" office:value-type="string" office:string-value="421F" calcext:value-type="string">
            <text:p>421F</text:p>
          </table:table-cell>
          <table:table-cell table:style-name="ce192" office:value-type="string" calcext:value-type="string" table:number-columns-spanned="2" table:number-rows-spanned="1">
            <text:p>Reserved for future use</text:p>
          </table:table-cell>
          <table:covered-table-cell table:style-name="ce196"/>
          <table:table-cell table:style-name="ce68"/>
          <table:table-cell table:style-name="ce130" table:formula="of:=512-[.F4]"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146" table:formula="of:=DEC2HEX(HEX2DEC([.B61])+1;4)" office:value-type="string" office:string-value="4220" calcext:value-type="string">
            <text:p>4220</text:p>
          </table:table-cell>
          <table:table-cell table:style-name="ce143" table:formula="of:=DEC2HEX(HEX2DEC([.A62])+[.F62]-1;4)" office:value-type="string" office:string-value="441F" calcext:value-type="string">
            <text:p>441F</text:p>
          </table:table-cell>
          <table:table-cell table:style-name="ce193" office:value-type="string" calcext:value-type="string" table:number-columns-spanned="2" table:number-rows-spanned="1">
            <text:p>DISK Buffer</text:p>
          </table:table-cell>
          <table:covered-table-cell table:style-name="ce196"/>
          <table:table-cell table:style-name="ce202"/>
          <table:table-cell table:style-name="ce131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149" table:formula="of:=DEC2HEX(HEX2DEC([.B62])+1;4)" office:value-type="string" office:string-value="4420" calcext:value-type="string">
            <text:p>4420</text:p>
          </table:table-cell>
          <table:table-cell table:style-name="ce185" office:value-type="string" calcext:value-type="string">
            <text:p>FFFF</text:p>
          </table:table-cell>
          <table:table-cell table:style-name="ce194" office:value-type="string" calcext:value-type="string" table:number-columns-spanned="3" table:number-rows-spanned="1">
            <text:p>Free RAM</text:p>
          </table:table-cell>
          <table:covered-table-cell table:style-name="ce198"/>
          <table:covered-table-cell table:style-name="ce203"/>
          <table:table-cell table:style-name="ce205" table:formula="of:=HEX2DEC([.B63])-HEX2DEC([.A63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22"/>
          <table:table-cell table:style-name="ce138"/>
          <table:table-cell/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3:07:20.595386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3-01-05T17:45:14.454453047</dc:date>
    <meta:editing-duration>P11DT6H31M45S</meta:editing-duration>
    <meta:editing-cycles>329</meta:editing-cycles>
    <meta:generator>LibreOffice/6.4.7.2$Linux_X86_64 LibreOffice_project/40$Build-2</meta:generator>
    <meta:print-date>2022-08-24T16:27:27.021028121</meta:print-date>
    <meta:document-statistic meta:table-count="3" meta:cell-count="298" meta:object-count="0"/>
  </office:meta>
</office:document-meta>
</file>